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fo:font-size="14pt" officeooo:rsid="00626449" officeooo:paragraph-rsid="016d253d" style:font-size-asian="14pt" style:font-size-complex="14pt"/>
    </style:style>
    <style:style style:name="P3" style:family="paragraph" style:parent-style-name="Text_20_body">
      <style:paragraph-properties fo:text-align="end" style:justify-single-word="false"/>
      <style:text-properties officeooo:rsid="0081e27d" officeooo:paragraph-rsid="016d253d"/>
    </style:style>
    <style:style style:name="P4" style:family="paragraph" style:parent-style-name="Text_20_body">
      <style:paragraph-properties fo:text-align="end" style:justify-single-word="false"/>
      <style:text-properties officeooo:rsid="007f3ea1" officeooo:paragraph-rsid="016d253d"/>
    </style:style>
    <style:style style:name="P5" style:family="paragraph" style:parent-style-name="Text_20_body">
      <style:text-properties fo:font-weight="bold" officeooo:paragraph-rsid="016d253d" style:font-weight-asian="bold" style:font-weight-complex="bold"/>
    </style:style>
    <style:style style:name="P6" style:family="paragraph" style:parent-style-name="Text_20_body">
      <style:text-properties officeooo:rsid="00840b4e" officeooo:paragraph-rsid="016d253d"/>
    </style:style>
    <style:style style:name="P7" style:family="paragraph" style:parent-style-name="Text_20_body">
      <style:text-properties officeooo:rsid="0085f630" officeooo:paragraph-rsid="016d253d"/>
    </style:style>
    <style:style style:name="P8" style:family="paragraph" style:parent-style-name="Text_20_body">
      <style:text-properties officeooo:rsid="007a6a28" officeooo:paragraph-rsid="016d253d"/>
    </style:style>
    <style:style style:name="P9" style:family="paragraph" style:parent-style-name="Text_20_body">
      <style:text-properties officeooo:rsid="007730a7" officeooo:paragraph-rsid="016d253d"/>
    </style:style>
    <style:style style:name="P10" style:family="paragraph" style:parent-style-name="Text_20_body">
      <style:text-properties officeooo:rsid="006ec967" officeooo:paragraph-rsid="016d253d"/>
    </style:style>
    <style:style style:name="P11" style:family="paragraph" style:parent-style-name="Text_20_body">
      <style:text-properties officeooo:rsid="00568acf" officeooo:paragraph-rsid="016d253d"/>
    </style:style>
    <style:style style:name="P12" style:family="paragraph" style:parent-style-name="Text_20_body">
      <style:text-properties officeooo:rsid="00626449" officeooo:paragraph-rsid="016d253d"/>
    </style:style>
    <style:style style:name="P13" style:family="paragraph" style:parent-style-name="Text_20_body">
      <style:text-properties officeooo:paragraph-rsid="016d253d"/>
    </style:style>
    <style:style style:name="P14" style:family="paragraph" style:parent-style-name="Text_20_body" style:list-style-name="L1">
      <style:text-properties officeooo:rsid="00585d78" officeooo:paragraph-rsid="016d253d"/>
    </style:style>
    <style:style style:name="P15" style:family="paragraph" style:parent-style-name="Text_20_body" style:list-style-name="L1">
      <style:text-properties officeooo:rsid="005c7b5a" officeooo:paragraph-rsid="016d253d"/>
    </style:style>
    <style:style style:name="P16" style:family="paragraph" style:parent-style-name="Text_20_body" style:list-style-name="L1">
      <style:text-properties officeooo:rsid="00568acf" officeooo:paragraph-rsid="016d253d"/>
    </style:style>
    <style:style style:name="P17" style:family="paragraph" style:parent-style-name="Text_20_body" style:list-style-name="L1">
      <style:text-properties officeooo:rsid="005b1744" officeooo:paragraph-rsid="016d253d"/>
    </style:style>
    <style:style style:name="P18" style:family="paragraph" style:parent-style-name="Text_20_body" style:list-style-name="L1">
      <style:text-properties officeooo:rsid="005b37b7" officeooo:paragraph-rsid="016d253d"/>
    </style:style>
    <style:style style:name="P19" style:family="paragraph" style:parent-style-name="Title">
      <style:text-properties officeooo:rsid="016d3930" officeooo:paragraph-rsid="016d3930"/>
    </style:style>
    <style:style style:name="T1" style:family="text">
      <style:text-properties officeooo:rsid="008df78f"/>
    </style:style>
    <style:style style:name="T2" style:family="text">
      <style:text-properties officeooo:rsid="008241c7"/>
    </style:style>
    <style:style style:name="T3" style:family="text">
      <style:text-properties officeooo:rsid="0085f630"/>
    </style:style>
    <style:style style:name="T4" style:family="text">
      <style:text-properties officeooo:rsid="0084641b"/>
    </style:style>
    <style:style style:name="T5" style:family="text">
      <style:text-properties officeooo:rsid="00874f71"/>
    </style:style>
    <style:style style:name="T6" style:family="text">
      <style:text-properties officeooo:rsid="008f4dc6"/>
    </style:style>
    <style:style style:name="T7" style:family="text">
      <style:text-properties officeooo:rsid="0088d6ed"/>
    </style:style>
    <style:style style:name="T8" style:family="text">
      <style:text-properties officeooo:rsid="005b37b7"/>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8f4dc6" style:font-style-asian="normal" style:font-style-complex="normal"/>
    </style:style>
    <style:style style:name="T12" style:family="text">
      <style:text-properties fo:font-style="normal" officeooo:rsid="007cc973" style:font-style-asian="normal" style:font-style-complex="normal"/>
    </style:style>
    <style:style style:name="T13" style:family="text">
      <style:text-properties fo:font-style="normal" officeooo:rsid="007ac48d" style:font-style-asian="normal" style:font-style-complex="normal"/>
    </style:style>
    <style:style style:name="T14" style:family="text">
      <style:text-properties fo:font-style="normal" officeooo:rsid="008b2a47" style:font-style-asian="normal" style:font-style-complex="normal"/>
    </style:style>
    <style:style style:name="T15" style:family="text">
      <style:text-properties officeooo:rsid="0077a4e7"/>
    </style:style>
    <style:style style:name="T16" style:family="text">
      <style:text-properties officeooo:rsid="00913de4"/>
    </style:style>
    <style:style style:name="T17" style:family="text">
      <style:text-properties officeooo:rsid="00741b8d"/>
    </style:style>
    <style:style style:name="T18" style:family="text">
      <style:text-properties officeooo:rsid="007480f1"/>
    </style:style>
    <style:style style:name="T19" style:family="text">
      <style:text-properties officeooo:rsid="005b1744"/>
    </style:style>
    <style:style style:name="T20" style:family="text">
      <style:text-properties officeooo:rsid="005dbb6b"/>
    </style:style>
    <style:style style:name="T21" style:family="text">
      <style:text-properties officeooo:rsid="006116bc"/>
    </style:style>
    <style:style style:name="T22" style:family="text">
      <style:text-properties officeooo:rsid="005bead2"/>
    </style:style>
    <style:style style:name="T23" style:family="text">
      <style:text-properties officeooo:rsid="00697223"/>
    </style:style>
    <style:style style:name="T24" style:family="text">
      <style:text-properties officeooo:rsid="0066d2c9"/>
    </style:style>
    <style:style style:name="T25" style:family="text">
      <style:text-properties officeooo:rsid="00632d4d"/>
    </style:style>
    <style:style style:name="T26" style:family="text">
      <style:text-properties fo:font-size="14pt" style:font-size-asian="12.25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Questions and Answers<text:line-break/><text:span text:style-name="T26">Topics that reviewers found unclear</text:span></text:p>
      <text:p text:style-name="P3">asked by Thistle <text:span text:style-name="T2">(pseudonym)</text:span></text:p>
      <text:p text:style-name="P4">answered by Arkadiusz Bulski</text:p>
      <text:p text:style-name="P4">recorded on 2015-04-10</text:p>
      <text:p text:style-name="P13"/>
      <text:p text:style-name="P5">What control will a user have over wiping of files? Wiping of files is not practical? You mean manual wiping? </text:p>
      <text:p text:style-name="P6">There are two different <text:span text:style-name="T3">functions, regular deletion and permanent deletion</text:span>. One is reversible and other is highly <text:span text:style-name="T4">restricted. Please refer to answer to next question.</text:span></text:p>
      <text:p text:style-name="P7">Practicality is meant here as <text:span text:style-name="T5">both </text:span>performance <text:span text:style-name="T5">and assurance</text:span>. Wiping in general is a synonym to permanent removal but in this context it means a specific implementation, through <text:span text:style-name="T6">overwriting</text:span> of file content. Historically, this is how <text:span text:style-name="T5">it was</text:span> done. <text:span text:style-name="T7">There is at least one major deficiency with this approach, namely performance. Overriding a 4GB file for example, even at hard-disks maximum 120MB/s, still takes 34.1 seconds. And to be really sure, you should do that 35 times (Gutmann method). </text:span></text:p>
      <text:p text:style-name="P13"/>
      <text:p text:style-name="P5">Will there be an option for non-permanent wiping in case a user <text:span text:style-name="T8">accidentally</text:span> wipes a file? What safety measures will be there to prevent <text:span text:style-name="T8">accidental</text:span> complete wiping of content? Or is that a risk users have to take? </text:p>
      <text:p text:style-name="P8">There are two distinct functions. Regular deletion (here called <text:span text:style-name="T9">deletion</text:span><text:span text:style-name="T10">) is an action that can be taken by non-privileged user. Rogue processes would be able to take this action without user interaction. </text:span><text:span text:style-name="T11">Therefore </text:span><text:span text:style-name="T10">this kind of action </text:span><text:span text:style-name="T11">should be </text:span><text:span text:style-name="T10">inspect-able </text:span><text:span text:style-name="T12">and </text:span><text:span text:style-name="T10">undo-able. Browsing history would reveal any deletion and allow for recovery. Permanent deletion (here called </text:span><text:span text:style-name="T9">wiping</text:span><text:span text:style-name="T10">) is a different action that requires root privileges. </text:span><text:span text:style-name="T13">Rogue processes would not be able to </text:span><text:span text:style-name="T14">take this action</text:span><text:span text:style-name="T13">. This kind of action </text:span><text:span text:style-name="T11">could </text:span><text:span text:style-name="T13">also </text:span><text:span text:style-name="T11">be </text:span><text:span text:style-name="T13">inspect-able, </text:span><text:span text:style-name="T11">as </text:span><text:span text:style-name="T13">revision history would reveal that </text:span><text:span text:style-name="T11">some </text:span><text:span text:style-name="T13">wiping has taken place but file content would not be accessible anymore. </text:span></text:p>
      <text:p text:style-name="P13"/>
      <text:p text:style-name="P5">History of changes to files means that all versions of the file remain stored, or at least a history that can be viewed, isn’t that impractical in some cases of <text:span text:style-name="T8">confidential</text:span> files? An option to not save a file history? </text:p>
      <text:p text:style-name="P9">History of changes is a list of snapshots, states saved at some points in time, ordered chronologically. History can be browsed and every snapshot can be inspected for details but also every snapshot can be restored back. <text:span text:style-name="T15">Confidentiality is not compromised because browsing past versions of files requires same level of access as browsing current version. Anyone having access to past history would necessarily need to have access to current file in the first place. When user deletes a file, it will be recoverable as long as it is browsable in history. When user permanently deletes a file (as opposed to regularly deleting), it will not be recoverable even if history mentions that such file existed in the past. Versioning can also be disabled. </text:span></text:p>
      <text:p text:style-name="P13"/>
      <text:p text:style-name="P5">Deleted files are permanently gone, how would that be done? In comparison to saving file history...</text:p>
      <text:p text:style-name="P10">Technically there <text:span text:style-name="T16">are </text:span>two ways of ensuring <text:span text:style-name="T17">data is permanently gone</text:span>, either <text:span text:style-name="T17">through </text:span><text:soft-page-break/>overriding data itself or overriding encryption keys that were used to encrypt said data. Second approach is much better since keys occupy only few bytes and overriding few bytes takes almost no time. <text:span text:style-name="T18">Versioning is an independent feature. </text:span></text:p>
      <text:p text:style-name="P13"/>
      <text:p text:style-name="P5">Legal questions, may use of the program encounter difficulties with existing laws in some countries? </text:p>
      <text:p text:style-name="P11">Depending on <text:span text:style-name="T19">your country of residence, you may be:</text:span></text:p>
      <text:list xml:id="list3818062092417078225" text:style-name="L1">
        <text:list-item>
          <text:p text:style-name="P14">forbidden from using cryptographic products in general</text:p>
        </text:list-item>
        <text:list-item>
          <text:p text:style-name="P15">required to get license or send notification before import<text:span text:style-name="T20">ing</text:span> (Russia)</text:p>
        </text:list-item>
        <text:list-item>
          <text:p text:style-name="P16">required to disclose cryptographic keys to authorities in advance (Russia)</text:p>
        </text:list-item>
        <text:list-item>
          <text:p text:style-name="P17">asked to decrypt your laptop contents (crossing US border)</text:p>
        </text:list-item>
        <text:list-item>
          <text:p text:style-name="P16">asked if you have any other undisclosed encrypted partitions (crossing US border)</text:p>
        </text:list-item>
        <text:list-item>
          <text:p text:style-name="P18">subpoenaed <text:span text:style-name="T21">to produce </text:span>keys or <text:span text:style-name="T21">de</text:span>crypted data <text:span text:style-name="T21">itself</text:span></text:p>
        </text:list-item>
        <text:list-item>
          <text:p text:style-name="P18">jailed for long time or until your produce encryption keys <text:span text:style-name="T22">(US and UK)</text:span></text:p>
        </text:list-item>
      </text:list>
      <text:p text:style-name="P12">Lesson to learn <text:span text:style-name="T23">here </text:span>is that established law can put you in a position where <text:span text:style-name="T24">technical solutions do not give you an easy and legal way out</text:span>. Consider crossing US border with child pornography on your laptop <text:span text:style-name="T25">(there was a real case). Officer asks you to mount all partitions and then asks if you have any hidden partitions on your laptop. Note that lying to a federal agent is a criminal offense in US. If you mount them all, jail, if you lie, possible jail, if you deny, some other consequences. Plausible deniability feature may let you lie out of it but it will not make it any more legal.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10T23:43:54.859230020">2015-08-10</text:date></text:span><text:span text:style-name="MT1"><text:tab/>Page </text:span><text:span text:style-name="MT1"><text:page-number text:select-page="current">2</text:page-number></text:span><text:span text:style-name="MT1"> of </text:span><text:span text:style-name="MT1"><text:page-count>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0D</meta:editing-duration>
    <meta:editing-cycles>4</meta:editing-cycles>
    <meta:generator>LibreOffice/4.2.8.2$Linux_X86_64 LibreOffice_project/420m0$Build-2</meta:generator>
    <dc:date>2015-08-10T23:43:54.529465612</dc:date>
    <meta:document-statistic meta:table-count="0" meta:image-count="1" meta:object-count="0" meta:page-count="2" meta:paragraph-count="24" meta:word-count="730" meta:character-count="4396" meta:non-whitespace-character-count="3687"/>
  </office:meta>
</office:document-meta>
</file>